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ab-stops/>
      </style:paragraph-properties>
    </style:style>
    <style:style style:name="P2" style:family="paragraph" style:parent-style-name="Standard" style:master-page-name="MP0">
      <style:paragraph-properties style:page-number="auto" fo:break-before="page"/>
    </style:style>
    <style:style style:name="P3" style:family="paragraph" style:parent-style-name="Standard">
      <style:text-properties officeooo:rsid="001b7e01" officeooo:paragraph-rsid="001b7e01"/>
    </style:style>
    <style:style style:name="P4" style:family="paragraph" style:parent-style-name="Standard">
      <style:text-properties officeooo:paragraph-rsid="001b7e01"/>
    </style:style>
    <style:style style:name="T1" style:family="text">
      <style:text-properties officeooo:rsid="001b7e01"/>
    </style:style>
    <style:style style:name="T2" style:family="text">
      <style:text-properties style:text-underline-style="solid" style:text-underline-width="auto" style:text-underline-color="font-color" officeooo:rsid="001b7e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iku generator and analyzer: <text:tab/><text:tab/><text:tab/><text:tab/><text:tab/><text:tab/><text:tab/><text:tab/>27.11.2017</text:p>
      <text:p text:style-name="Standard"/>
      <text:p text:style-name="Standard">To do:</text:p>
      <text:p text:style-name="Standard">5-7-5 syllable structure (per line, three lines in total)</text:p>
      <text:p text:style-name="Standard">-read existing haikus (number?) and store the words in to a library (removing duplicates)</text:p>
      <text:p text:style-name="Standard"><text:tab/><text:a xlink:type="simple" xlink:href="http://www.tempslibres.org/tl/en/dbhk00.html" office:target-frame-name="_top" xlink:show="replace" text:style-name="Internet_20_link" text:visited-style-name="Visited_20_Internet_20_Link">http://www.tempslibres.org/tl/en/dbhk00.html</text:a></text:p>
      <text:p text:style-name="Standard"><text:tab/><text:a xlink:type="simple" xlink:href="http://leditie.nl/leditie.nl/2017/01/01/a-dataset-haiku/" office:target-frame-name="_top" xlink:show="replace" text:style-name="Internet_20_link" text:visited-style-name="Visited_20_Internet_20_Link">http://leditie.nl/leditie.nl/2017/01/01/a-dataset-haiku/</text:a></text:p>
      <text:p text:style-name="P1">famous_haiku_poems.txt file contains haiku poems from https://100.best-poems.net/100-best-haiku-poems.html</text:p>
      <text:p text:style-name="Standard"/>
      <text:p text:style-name="Standard">-analyze the syllable structure and sort words by syllable to a library</text:p>
      <text:p text:style-name="Standard">random generate haikus (number, 1000?) by syllable count, 5, 7 and 5 phrases per line</text:p>
      <text:p text:style-name="Standard">-analyze existing haikus word structure (same amount as <text:s/>taken in to the word library), rating the probability that two words appear together</text:p>
      <text:p text:style-name="Standard">-analyze the generated haikus and rate their quality by how well the words appear together compared to existing haikus (order of verb,noun,adjectives … )</text:p>
      <text:p text:style-name="Standard"><text:tab/>“The first two lines combine to form a phrase (idea one), and then you switch quickly to <text:tab/>something else in the last line (idea two). The idea is to create a leap between the two parts, <text:tab/>sometimes creating a contrast, sometimes a comparison.”</text:p>
      <text:p text:style-name="Standard"/>
      <text:p text:style-name="Standard"/>
      <text:p text:style-name="Standard">New tasks:</text:p>
      <text:p text:style-name="Standard">-find baseline haikus, find good large enough baseline word database (like Alice in wonderland)</text:p>
      <text:p text:style-name="Standard">-find possible haiku sentence structures NL</text:p>
      <text:p text:style-name="Standard">-make haiku structure generator</text:p>
      <text:p text:style-name="Standard">-make haiku evaluator</text:p>
      <text:p text:style-name="Standard">-lue Simon artikkeli</text:p>
      <text:p text:style-name="Standard"/>
      <text:p text:style-name="Standard">Maybe to do:</text:p>
      <text:p text:style-name="Standard">-rank top 10 generated haikus and 10 worst haikus from generated 1000 haikus?</text:p>
      <text:p text:style-name="Standard">-diss/hype generated haikus based on their ranging?</text:p>
      <text:p text:style-name="Standard"/>
      <text:p text:style-name="Standard">-keep generating/rating haikus until desired quality/rank is achieved (same as worst existing haiku?)</text:p>
      <text:p text:style-name="Standard"/>
      <text:p text:style-name="Standard">Observations:</text:p>
      <text:p text:style-name="Standard">-small existing sample haiku size ok, at least in the beginning</text:p>
      <text:p text:style-name="Standard">-try using famous haikus first: like <text:a xlink:type="simple" xlink:href="http://www.haiku-poetry.org/famous-haiku.html" office:target-frame-name="_top" xlink:show="replace" text:style-name="Internet_20_link" text:visited-style-name="Visited_20_Internet_20_Link">http://www.haiku-poetry.org/famous-haiku.html</text:a></text:p>
      <text:p text:style-name="Standard"><text:s/>-if generated haikus terrible/not good for analysis =&gt; re-generate haikus</text:p>
      <text:p text:style-name="Standard">-let's not pay too much attention on the verb, noun, adjective structure of the sentence (varies anyway) in the beginning</text:p>
      <text:p text:style-name="Standard"/>
      <text:p text:style-name="Standard">Possible problems:</text:p>
      <text:p text:style-name="Standard">-in source material syllable count is of, because they are translated to English from original Japanese</text:p>
      <text:p text:style-name="Standard">-certain syllable counts in words are likely to be rarer than others =&gt; certain words will repeate more often to get the syllable count per line right</text:p>
      <text:p text:style-name="Standard"/>
      <text:p text:style-name="Standard"/>
      <text:p text:style-name="Standard">Start For Monday:</text:p>
      <text:p text:style-name="Standard">Haiku word libraries (baseline and raw material): Kimmo</text:p>
      <text:p text:style-name="Standard">Syllable count:</text:p>
      <text:p text:style-name="Standard"><text:a xlink:type="simple" xlink:href="https://pronouncing.readthedocs.io/en/latest/tutorial.html#counting-syllables" office:target-frame-name="_top" xlink:show="replace" text:style-name="Internet_20_link" text:visited-style-name="Visited_20_Internet_20_Link">https://pronouncing.readthedocs.io/en/latest/tutorial.html#counting-syllables</text:a></text:p>
      <text:p text:style-name="Standard"><text:soft-page-break/>-Find/generate limited size random libraries; adjective, noun, verb to pull words from in generation.</text:p>
      <text:p text:style-name="Standard">-Sort by syllable count to sub libraries.</text:p>
      <text:p text:style-name="Standard"/>
      <text:p text:style-name="Standard"/>
      <text:p text:style-name="Standard">Haiku generator: Jussi-Pekka</text:p>
      <text:p text:style-name="Standard">-Random generate a Haiku based on syllable count only, by pulling the words from adjective, noun or verb sub libraries. Retain the meta data info on from witch library the word is from!</text:p>
      <text:p text:style-name="Standard">-In generation track how many syllables have been used so far and <text:s/>use it to chose what syllable count library to use for the next word until desired 5-7-5 rate is in use.</text:p>
      <text:p text:style-name="Standard">-Maybe track the meta data already so when a given word type like adjective has been used, it is crossed of the list of possible word types to use in a given haiku.</text:p>
      <text:p text:style-name="Standard"/>
      <text:p text:style-name="Standard"><text:tab/><text:span text:style-name="T2">3.12.</text:span></text:p>
      <text:p text:style-name="Standard"><text:tab/>- nltk word_types used <text:tab/><text:a xlink:type="simple" xlink:href="http://www.ling.upenn.edu/courses/Fall_2003/ling001/penn_treebank_pos.html" office:target-frame-name="_top" xlink:show="replace" text:style-name="Internet_20_link" text:visited-style-name="Visited_20_Internet_20_Link">http://www.ling.upenn.edu/courses/Fall_2003/ling001/penn_treebank_pos.html</text:a></text:p>
      <text:p text:style-name="Standard"><text:tab/>- from nltk.corpus import wordnet required</text:p>
      <text:p text:style-name="Standard"><text:tab/>- import pronouncing required</text:p>
      <text:p text:style-name="Standard"/>
      <text:p text:style-name="Standard"><text:tab/>+ 5 hours used for implementation</text:p>
      <text:p text:style-name="Standard"/>
      <text:p text:style-name="Standard"><text:tab/><text:span text:style-name="T2">4.12.</text:span><text:tab/></text:p>
      <text:p text:style-name="P4"><text:span text:style-name="T1"><text:tab/>- meet and discuss after lecture<text:tab/><text:tab/></text:span></text:p>
      <text:p text:style-name="P4"><text:span text:style-name="T1"><text:tab/>- second version of the words_dict and added word_type_markov_chain creator</text:span></text:p>
      <text:p text:style-name="P4"><text:span text:style-name="T1"><text:s/><text:tab/>+ 1 hour for the meet</text:span></text:p>
      <text:p text:style-name="P3"><text:tab/>+ 3 hours used for implementation</text:p>
      <text:p text:style-name="Standard"/>
      <text:p text:style-name="Standard"><text:tab/></text:p>
      <text:p text:style-name="Standard"><text:tab/></text:p>
      <text:p text:style-name="Standard">Haiku analyzer: Miika</text:p>
      <text:p text:style-name="Standard">-Analyze the base Haikus and give all words probabilities 0-1 on how often they appear in conjunction with a given word, make a library of these.</text:p>
      <text:p text:style-name="Standard">-Analyze the generated Haiku based on the word correlation probabilities only and give it a goodness probability rating 0-1 discard say below 0,75?</text:p>
      <text:p text:style-name="Standard">-Analyze the haiku based on the grammar meta data, avoid duplicates, avoid adjective, adjective, adjective haikus (maybe not necessary if already done in the generator phase).</text:p>
      <text:p text:style-name="Standard">-Make new sub libraries by word type again, based on the haikus that made the cut, top 25% by their meta data, to be used on the next generator iteration to make better haikus</text:p>
      <text:p text:style-name="Standard"/>
      <text:p text:style-name="Standard"/>
      <text:p text:style-name="Standard">Further suggestions:</text:p>
      <text:p text:style-name="Standard">Possibly offer the user a seed word randomly pulled from the existing limited libraries to be used in the haiku, user resets the seed word by pressing n or accepts it by pressing y, then that word takes the place of say adjective (if it is adjective, in the haiku) and no other adjectives (or at least not the same one will be used in the same haiku). Multiple different haikus can be generated based on the same seed word if we so choos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creation-date>2017-11-27T15:14:00Z</meta:creation-date>
    <dc:date>2017-12-04T21:29:32.031037451</dc:date>
    <meta:editing-cycles>28</meta:editing-cycles>
    <meta:editing-duration>PT13H42M50S</meta:editing-duration>
    <meta:document-statistic meta:table-count="0" meta:image-count="0" meta:object-count="0" meta:page-count="2" meta:paragraph-count="59" meta:word-count="703" meta:character-count="4551" meta:non-whitespace-character-count="3872"/>
    <meta:template xlink:type="simple" xlink:actuate="onRequest" xlink:title="" xlink:href="Normal"/>
  </office:meta>
</office:document-meta>
</file>